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inherit" svg:font-family="inheri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margin-top="0.1041in" fo:margin-bottom="0.052in" style:line-height-at-least="0.2708in" fo:background-color="#FFFFFF"/>
      <style:text-properties style:font-name="Helvetica" style:font-name-asian="Times New Roman" style:font-name-complex="Helvetica" fo:color="#000000" style:letter-kerning="true" fo:font-size="15pt" style:font-size-asian="15pt" style:font-size-complex="15pt" style:language-asian="ru" style:country-asian="RU"/>
    </style:style>
    <style:style style:name="P2" style:parent-style-name="Обычный" style:family="paragraph">
      <style:paragraph-properties fo:margin-bottom="0.0208in" fo:line-height="100%" fo:background-color="#FFFFFF"/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P3" style:parent-style-name="Обычный" style:family="paragraph">
      <style:paragraph-properties fo:margin-bottom="0.0208in" fo:line-height="100%" fo:background-color="#FFFFFF"/>
    </style:style>
    <style:style style:name="T4" style:parent-style-name="Основнойшрифтабзаца" style:family="text">
      <style:text-properties style:font-name="Helvetica" style:font-name-asian="Times New Roman" style:font-name-complex="Helvetica" fo:font-weight="bold" style:font-weight-asian="bold" style:font-weight-complex="bold" fo:color="#333333" fo:font-size="10pt" style:font-size-asian="10pt" style:font-size-complex="10pt" style:language-asian="ru" style:country-asian="RU"/>
    </style:style>
    <style:style style:name="P5" style:parent-style-name="Обычный" style:family="paragraph">
      <style:paragraph-properties fo:margin-bottom="0.0208in" fo:line-height="100%" fo:background-color="#FFFFFF"/>
    </style:style>
    <style:style style:name="T6" style:parent-style-name="Основнойшрифтабзаца" style:family="text">
      <style:text-properties style:font-name="Helvetica" style:font-name-asian="Times New Roman" style:font-name-complex="Helvetica" fo:font-weight="bold" style:font-weight-asian="bold" style:font-weight-complex="bold" fo:color="#333333" fo:font-size="10pt" style:font-size-asian="10pt" style:font-size-complex="10pt" style:language-asian="ru" style:country-asian="RU"/>
    </style:style>
    <style:style style:name="P7" style:parent-style-name="Обычный" style:family="paragraph">
      <style:paragraph-properties fo:margin-bottom="0.0208in" fo:line-height="100%" fo:background-color="#FFFFFF"/>
    </style:style>
    <style:style style:name="T8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T9" style:parent-style-name="Основнойшрифтабзаца" style:family="text">
      <style:text-properties style:font-name="Helvetica" style:font-name-asian="Times New Roman" style:font-name-complex="Helvetica" fo:color="#333333" fo:font-size="12pt" style:font-size-asian="12pt" style:font-size-complex="12pt" style:language-asian="ru" style:country-asian="RU"/>
    </style:style>
    <style:style style:name="T10" style:parent-style-name="Основнойшрифтабзаца" style:family="text">
      <style:text-properties style:font-name="Consolas" style:font-name-asian="Times New Roman" style:font-name-complex="Courier New" fo:color="#DD1144" fo:font-size="9pt" style:font-size-asian="9pt" style:font-size-complex="9pt" fo:background-color="#F7F7F9" style:language-asian="ru" style:country-asian="RU"/>
    </style:style>
    <style:style style:name="T11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P12" style:parent-style-name="Обычный" style:family="paragraph">
      <style:paragraph-properties fo:margin-bottom="0.0208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P13" style:parent-style-name="Обычный" style:family="paragraph">
      <style:paragraph-properties fo:margin-bottom="0.0208in" fo:line-height="100%" fo:margin-left="0.3125in" fo:background-color="#FFFFFF">
        <style:tab-stops/>
      </style:paragraph-properties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P14" style:parent-style-name="Обычный" style:family="paragraph">
      <style:paragraph-properties fo:margin-bottom="0.0208in" fo:line-height="100%" fo:margin-left="0.3125in" fo:background-color="#FFFFFF">
        <style:tab-stops/>
      </style:paragraph-properties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P15" style:parent-style-name="Обычный" style:family="paragraph">
      <style:paragraph-properties fo:margin-bottom="0.0208in" fo:line-height="100%" fo:margin-left="0.3125in" fo:background-color="#FFFFFF">
        <style:tab-stops/>
      </style:paragraph-properties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P16" style:parent-style-name="Обычный" style:family="paragraph">
      <style:paragraph-properties fo:margin-bottom="0.0208in" fo:line-height="100%" fo:margin-left="0.3125in" fo:background-color="#FFFFFF">
        <style:tab-stops/>
      </style:paragraph-properties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P17" style:parent-style-name="Обычный" style:family="paragraph">
      <style:paragraph-properties fo:margin-bottom="0.0208in" fo:line-height="100%" fo:margin-left="0.3125in" fo:background-color="#FFFFFF">
        <style:tab-stops/>
      </style:paragraph-properties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P18" style:parent-style-name="Обычный" style:family="paragraph">
      <style:paragraph-properties fo:margin-bottom="0.0208in" fo:line-height="100%" fo:margin-left="0.3125in" fo:background-color="#FFFFFF">
        <style:tab-stops/>
      </style:paragraph-properties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P19" style:parent-style-name="Обычный" style:family="paragraph">
      <style:paragraph-properties fo:margin-bottom="0.0208in" fo:line-height="100%" fo:background-color="#FFFFFF"/>
    </style:style>
    <style:style style:name="T20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style:text-underline-type="single" style:text-underline-style="solid" style:text-underline-width="auto" style:text-underline-mode="continuous" style:language-asian="ru" style:country-asian="RU"/>
    </style:style>
    <style:style style:name="T21" style:parent-style-name="Основнойшрифтабзаца" style:family="text">
      <style:text-properties style:font-name="Helvetica" style:font-name-asian="Times New Roman" style:font-name-complex="Helvetica" fo:color="#333333" fo:font-size="12pt" style:font-size-asian="12pt" style:font-size-complex="12pt" style:language-asian="ru" style:country-asian="RU"/>
    </style:style>
    <style:style style:name="T22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P23" style:parent-style-name="Обычный" style:family="paragraph">
      <style:paragraph-properties fo:margin-bottom="0.0208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P24" style:parent-style-name="Обычный" style:family="paragraph">
      <style:paragraph-properties fo:margin-bottom="0.0208in" fo:line-height="100%" fo:margin-left="0.3125in" fo:background-color="#FFFFFF">
        <style:tab-stops/>
      </style:paragraph-properties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P25" style:parent-style-name="Обычный" style:family="paragraph">
      <style:paragraph-properties fo:margin-bottom="0.0208in" fo:line-height="100%" fo:margin-left="0.3125in" fo:background-color="#FFFFFF">
        <style:tab-stops/>
      </style:paragraph-properties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P26" style:parent-style-name="Обычный" style:family="paragraph">
      <style:paragraph-properties fo:margin-bottom="0.0208in" fo:line-height="100%" fo:margin-left="0.3125in" fo:background-color="#FFFFFF">
        <style:tab-stops/>
      </style:paragraph-properties>
    </style:style>
    <style:style style:name="T27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fo:language="en" fo:country="US" style:language-asian="ru" style:country-asian="RU"/>
    </style:style>
    <style:style style:name="T28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T29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fo:language="en" fo:country="US" style:language-asian="ru" style:country-asian="RU"/>
    </style:style>
    <style:style style:name="P30" style:parent-style-name="Обычный" style:family="paragraph">
      <style:paragraph-properties fo:margin-bottom="0.0208in" fo:line-height="100%" fo:margin-left="0.3125in" fo:background-color="#FFFFFF">
        <style:tab-stops/>
      </style:paragraph-properties>
    </style:style>
    <style:style style:name="T31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fo:language="en" fo:country="US" style:language-asian="ru" style:country-asian="RU"/>
    </style:style>
    <style:style style:name="T32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T33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fo:language="en" fo:country="US" style:language-asian="ru" style:country-asian="RU"/>
    </style:style>
    <style:style style:name="P34" style:parent-style-name="Обычный" style:family="paragraph">
      <style:paragraph-properties fo:margin-bottom="0.0208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P35" style:parent-style-name="Обычный" style:family="paragraph">
      <style:paragraph-properties fo:margin-bottom="0.0208in" fo:line-height="100%" fo:margin-left="0.3125in" fo:background-color="#FFFFFF">
        <style:tab-stops/>
      </style:paragraph-properties>
    </style:style>
    <style:style style:name="T36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T37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fo:language="en" fo:country="US" style:language-asian="ru" style:country-asian="RU"/>
    </style:style>
    <style:style style:name="T38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T39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fo:language="en" fo:country="US" style:language-asian="ru" style:country-asian="RU"/>
    </style:style>
    <style:style style:name="P40" style:parent-style-name="Обычный" style:family="paragraph">
      <style:paragraph-properties fo:margin-bottom="0.0208in" fo:line-height="100%" fo:margin-left="0.3125in" fo:background-color="#FFFFFF">
        <style:tab-stops/>
      </style:paragraph-properties>
    </style:style>
    <style:style style:name="T41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fo:language="en" fo:country="US" style:language-asian="ru" style:country-asian="RU"/>
    </style:style>
    <style:style style:name="T42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T43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fo:language="en" fo:country="US" style:language-asian="ru" style:country-asian="RU"/>
    </style:style>
    <style:style style:name="P44" style:parent-style-name="Обычный" style:family="paragraph">
      <style:paragraph-properties fo:margin-bottom="0.0208in" fo:line-height="100%" fo:background-color="#FFFFFF"/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P45" style:parent-style-name="Обычный" style:family="paragraph">
      <style:paragraph-properties fo:margin-bottom="0.0208in" fo:line-height="100%" fo:background-color="#FFFFFF"/>
    </style:style>
    <style:style style:name="T46" style:parent-style-name="Основнойшрифтабзаца" style:family="text">
      <style:text-properties style:font-name="Helvetica" style:font-name-asian="Times New Roman" style:font-name-complex="Helvetica" fo:font-weight="bold" style:font-weight-asian="bold" style:font-weight-complex="bold" fo:color="#333333" fo:font-size="10pt" style:font-size-asian="10pt" style:font-size-complex="10pt" style:language-asian="ru" style:country-asian="RU"/>
    </style:style>
    <style:style style:name="P47" style:parent-style-name="Обычный" style:family="paragraph">
      <style:paragraph-properties fo:margin-bottom="0.0208in" fo:line-height="100%" fo:background-color="#FFFFFF"/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P48" style:parent-style-name="Обычный" style:family="paragraph">
      <style:paragraph-properties fo:margin-top="0.1041in" fo:margin-bottom="0.052in" style:line-height-at-least="0.2708in" fo:background-color="#FFFFFF"/>
      <style:text-properties style:font-name="inherit" style:font-name-asian="Times New Roman" style:font-name-complex="Helvetica" fo:color="#000000" style:letter-kerning="true" fo:font-size="15pt" style:font-size-asian="15pt" style:font-size-complex="15pt" style:language-asian="ru" style:country-asian="RU"/>
    </style:style>
    <style:style style:name="P49" style:parent-style-name="Обычный" style:family="paragraph">
      <style:paragraph-properties fo:margin-bottom="0.0208in" fo:line-height="100%" fo:background-color="#FFFFFF"/>
    </style:style>
    <style:style style:name="T50" style:parent-style-name="Основнойшрифтабзаца" style:family="text">
      <style:text-properties style:font-name="Helvetica" style:font-name-asian="Times New Roman" style:font-name-complex="Helvetica" fo:font-weight="bold" style:font-weight-asian="bold" style:font-weight-complex="bold" fo:color="#333333" fo:font-size="10pt" style:font-size-asian="10pt" style:font-size-complex="10pt" style:language-asian="ru" style:country-asian="RU"/>
    </style:style>
    <style:style style:name="T51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P52" style:parent-style-name="Обычный" style:family="paragraph">
      <style:paragraph-properties fo:margin-bottom="0.0208in" fo:line-height="100%" fo:background-color="#FFFFFF"/>
    </style:style>
    <style:style style:name="T53" style:parent-style-name="Основнойшрифтабзаца" style:family="text">
      <style:text-properties style:font-name="Helvetica" style:font-name-asian="Times New Roman" style:font-name-complex="Helvetica" fo:font-weight="bold" style:font-weight-asian="bold" style:font-weight-complex="bold" fo:color="#333333" fo:font-size="10pt" style:font-size-asian="10pt" style:font-size-complex="10pt" style:language-asian="ru" style:country-asian="RU"/>
    </style:style>
    <style:style style:name="T54" style:parent-style-name="Основнойшрифтабзаца" style:family="text">
      <style:text-properties style:font-name="Helvetica" style:font-name-asian="Times New Roman" style:font-name-complex="Helvetica" fo:color="#333333" fo:font-size="12pt" style:font-size-asian="12pt" style:font-size-complex="12pt" style:language-asian="ru" style:country-asian="RU"/>
    </style:style>
    <style:style style:name="T55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P56" style:parent-style-name="Обычный" style:family="paragraph">
      <style:paragraph-properties fo:margin-bottom="0.0208in" fo:line-height="100%" fo:background-color="#FFFFFF"/>
    </style:style>
    <style:style style:name="T57" style:parent-style-name="Основнойшрифтабзаца" style:family="text">
      <style:text-properties style:font-name="Helvetica" style:font-name-asian="Times New Roman" style:font-name-complex="Helvetica" fo:font-weight="bold" style:font-weight-asian="bold" style:font-weight-complex="bold" fo:color="#333333" fo:font-size="10pt" style:font-size-asian="10pt" style:font-size-complex="10pt" style:language-asian="ru" style:country-asian="RU"/>
    </style:style>
    <style:style style:name="T58" style:parent-style-name="Основнойшрифтабзаца" style:family="text">
      <style:text-properties style:font-name="Helvetica" style:font-name-asian="Times New Roman" style:font-name-complex="Helvetica" fo:color="#333333" fo:font-size="12pt" style:font-size-asian="12pt" style:font-size-complex="12pt" style:language-asian="ru" style:country-asian="RU"/>
    </style:style>
    <style:style style:name="T59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P60" style:parent-style-name="Обычный" style:family="paragraph">
      <style:paragraph-properties fo:margin-bottom="0.0208in" fo:line-height="100%" fo:background-color="#FFFFFF"/>
    </style:style>
    <style:style style:name="T61" style:parent-style-name="Основнойшрифтабзаца" style:family="text">
      <style:text-properties style:font-name="Helvetica" style:font-name-asian="Times New Roman" style:font-name-complex="Helvetica" fo:font-weight="bold" style:font-weight-asian="bold" style:font-weight-complex="bold" fo:color="#333333" fo:font-size="10pt" style:font-size-asian="10pt" style:font-size-complex="10pt" style:language-asian="ru" style:country-asian="RU"/>
    </style:style>
    <style:style style:name="T62" style:parent-style-name="Основнойшрифтабзаца" style:family="text">
      <style:text-properties style:font-name="Helvetica" style:font-name-asian="Times New Roman" style:font-name-complex="Helvetica" fo:font-weight="bold" style:font-weight-asian="bold" style:font-weight-complex="bold" fo:color="#333333" fo:font-size="12pt" style:font-size-asian="12pt" style:font-size-complex="12pt" style:language-asian="ru" style:country-asian="RU"/>
    </style:style>
    <style:style style:name="T63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P64" style:parent-style-name="Обычный" style:family="paragraph">
      <style:paragraph-properties fo:margin-bottom="0.0208in" fo:line-height="100%" fo:background-color="#FFFFFF"/>
    </style:style>
    <style:style style:name="T65" style:parent-style-name="Основнойшрифтабзаца" style:family="text">
      <style:text-properties style:font-name="Helvetica" style:font-name-asian="Times New Roman" style:font-name-complex="Helvetica" fo:font-weight="bold" style:font-weight-asian="bold" style:font-weight-complex="bold" fo:color="#333333" fo:font-size="10pt" style:font-size-asian="10pt" style:font-size-complex="10pt" style:language-asian="ru" style:country-asian="RU"/>
    </style:style>
    <style:style style:name="T66" style:parent-style-name="Основнойшрифтабзаца" style:family="text">
      <style:text-properties style:font-name="Helvetica" style:font-name-asian="Times New Roman" style:font-name-complex="Helvetica" fo:color="#333333" fo:font-size="12pt" style:font-size-asian="12pt" style:font-size-complex="12pt" style:language-asian="ru" style:country-asian="RU"/>
    </style:style>
    <style:style style:name="T67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P68" style:parent-style-name="Обычный" style:family="paragraph">
      <style:paragraph-properties fo:margin-bottom="0.0208in" fo:line-height="100%" fo:background-color="#FFFFFF"/>
    </style:style>
    <style:style style:name="T69" style:parent-style-name="Основнойшрифтабзаца" style:family="text">
      <style:text-properties style:font-name="Helvetica" style:font-name-asian="Times New Roman" style:font-name-complex="Helvetica" fo:font-weight="bold" style:font-weight-asian="bold" style:font-weight-complex="bold" fo:color="#333333" fo:font-size="10pt" style:font-size-asian="10pt" style:font-size-complex="10pt" style:language-asian="ru" style:country-asian="RU"/>
    </style:style>
    <style:style style:name="T70" style:parent-style-name="Основнойшрифтабзаца" style:family="text">
      <style:text-properties style:font-name="Helvetica" style:font-name-asian="Times New Roman" style:font-name-complex="Helvetica" fo:color="#333333" fo:font-size="12pt" style:font-size-asian="12pt" style:font-size-complex="12pt" style:language-asian="ru" style:country-asian="RU"/>
    </style:style>
    <style:style style:name="T71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T72" style:parent-style-name="Основнойшрифтабзаца" style:family="text">
      <style:text-properties style:font-name="Helvetica" style:font-name-asian="Times New Roman" style:font-name-complex="Helvetica" fo:color="#333333" fo:font-size="12pt" style:font-size-asian="12pt" style:font-size-complex="12pt" style:language-asian="ru" style:country-asian="RU"/>
    </style:style>
    <style:style style:name="T73" style:parent-style-name="Основнойшрифтабзаца" style:family="text">
      <style:text-properties style:font-name="Consolas" style:font-name-asian="Times New Roman" style:font-name-complex="Courier New" fo:color="#DD1144" fo:font-size="9pt" style:font-size-asian="9pt" style:font-size-complex="9pt" fo:background-color="#F7F7F9" style:language-asian="ru" style:country-asian="RU"/>
    </style:style>
    <style:style style:name="T74" style:parent-style-name="Основнойшрифтабзаца" style:family="text">
      <style:text-properties style:font-name="Helvetica" style:font-name-asian="Times New Roman" style:font-name-complex="Helvetica" fo:color="#333333" fo:font-size="12pt" style:font-size-asian="12pt" style:font-size-complex="12pt" style:language-asian="ru" style:country-asian="RU"/>
    </style:style>
    <style:style style:name="T75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P76" style:parent-style-name="Обычный" style:family="paragraph">
      <style:paragraph-properties fo:margin-top="0.1041in" fo:margin-bottom="0.052in" style:line-height-at-least="0.2708in" fo:background-color="#FFFFFF"/>
      <style:text-properties style:font-name="inherit" style:font-name-asian="Times New Roman" style:font-name-complex="Helvetica" fo:color="#000000" style:letter-kerning="true" fo:font-size="15pt" style:font-size-asian="15pt" style:font-size-complex="15pt" style:language-asian="ru" style:country-asian="RU"/>
    </style:style>
    <style:style style:name="P77" style:parent-style-name="Обычный" style:family="paragraph">
      <style:paragraph-properties fo:margin-bottom="0.0208in" fo:line-height="100%" fo:background-color="#FFFFFF"/>
    </style:style>
    <style:style style:name="T78" style:parent-style-name="Основнойшрифтабзаца" style:family="text">
      <style:text-properties style:font-name="Helvetica" style:font-name-asian="Times New Roman" style:font-name-complex="Helvetica" fo:font-weight="bold" style:font-weight-asian="bold" style:font-weight-complex="bold" fo:font-style="italic" style:font-style-asian="italic" style:font-style-complex="italic" fo:color="#333333" fo:font-size="10pt" style:font-size-asian="10pt" style:font-size-complex="10pt" style:language-asian="ru" style:country-asian="RU"/>
    </style:style>
    <style:style style:name="P79" style:parent-style-name="Обычный" style:family="paragraph">
      <style:paragraph-properties fo:margin-bottom="0.0208in" fo:line-height="100%" fo:background-color="#FFFFFF"/>
    </style:style>
    <style:style style:name="T80" style:parent-style-name="Основнойшрифтабзаца" style:family="text">
      <style:text-properties style:font-name="Helvetica" style:font-name-asian="Times New Roman" style:font-name-complex="Helvetica" fo:font-weight="bold" style:font-weight-asian="bold" style:font-weight-complex="bold" fo:color="#333333" fo:font-size="10pt" style:font-size-asian="10pt" style:font-size-complex="10pt" style:language-asian="ru" style:country-asian="RU"/>
    </style:style>
    <style:style style:name="T81" style:parent-style-name="Основнойшрифтабзаца" style:family="text">
      <style:text-properties style:font-name="Helvetica" style:font-name-asian="Times New Roman" style:font-name-complex="Helvetica" fo:color="#333333" fo:font-size="12pt" style:font-size-asian="12pt" style:font-size-complex="12pt" style:language-asian="ru" style:country-asian="RU"/>
    </style:style>
    <style:style style:name="T82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P83" style:parent-style-name="Обычный" style:family="paragraph">
      <style:paragraph-properties fo:margin-top="0.1041in" fo:margin-bottom="0.052in" style:line-height-at-least="0.2708in" fo:background-color="#FFFFFF"/>
    </style:style>
    <style:style style:name="T84" style:parent-style-name="Основнойшрифтабзаца" style:family="text">
      <style:text-properties style:font-name="inherit" style:font-name-asian="Times New Roman" style:font-name-complex="Helvetica" fo:color="#000000" style:letter-kerning="true" fo:font-size="15pt" style:font-size-asian="15pt" style:font-size-complex="15pt" style:language-asian="ru" style:country-asian="RU"/>
    </style:style>
    <style:style style:name="P85" style:parent-style-name="Обычный" style:family="paragraph">
      <style:paragraph-properties fo:margin-bottom="0.0208in" fo:line-height="100%" fo:background-color="#FFFFFF"/>
    </style:style>
    <style:style style:name="T86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fo:language="en" fo:country="US" style:language-asian="ru" style:country-asian="RU"/>
    </style:style>
    <style:style style:name="T87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T88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fo:language="en" fo:country="US" style:language-asian="ru" style:country-asian="RU"/>
    </style:style>
    <style:style style:name="P89" style:parent-style-name="Обычный" style:family="paragraph">
      <style:paragraph-properties fo:margin-bottom="0.0208in" fo:line-height="100%" fo:background-color="#FFFFFF"/>
      <style:text-properties style:font-name="Helvetica" style:font-name-asian="Times New Roman" style:font-name-complex="Helvetica" fo:color="#333333" fo:font-size="10pt" style:font-size-asian="10pt" style:font-size-complex="10pt" fo:language="en" fo:country="US" style:language-asian="ru" style:country-asian="RU"/>
    </style:style>
    <style:style style:name="P90" style:parent-style-name="Обычный" style:family="paragraph">
      <style:paragraph-properties fo:margin-bottom="0.052in" fo:line-height="100%" fo:background-color="#FFFFFF"/>
    </style:style>
    <style:style style:name="T91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fo:language="en" fo:country="US" style:language-asian="ru" style:country-asian="RU"/>
    </style:style>
    <style:style style:name="T92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T93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fo:language="en" fo:country="US" style:language-asian="ru" style:country-asian="RU"/>
    </style:style>
    <style:style style:name="T94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T95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fo:language="en" fo:country="US" style:language-asian="ru" style:country-asian="RU"/>
    </style:style>
    <style:style style:name="T96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T97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fo:language="en" fo:country="US" style:language-asian="ru" style:country-asian="RU"/>
    </style:style>
    <style:style style:name="T98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T99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fo:language="en" fo:country="US" style:language-asian="ru" style:country-asian="RU"/>
    </style:style>
    <style:style style:name="T100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T101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fo:language="en" fo:country="US" style:language-asian="ru" style:country-asian="RU"/>
    </style:style>
    <style:style style:name="T102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T103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fo:language="en" fo:country="US" style:language-asian="ru" style:country-asian="RU"/>
    </style:style>
    <style:style style:name="T104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T105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fo:language="en" fo:country="US" style:language-asian="ru" style:country-asian="RU"/>
    </style:style>
    <style:style style:name="T106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style:language-asian="ru" style:country-asian="RU"/>
    </style:style>
    <style:style style:name="T107" style:parent-style-name="Основнойшрифтабзаца" style:family="text">
      <style:text-properties style:font-name="Helvetica" style:font-name-asian="Times New Roman" style:font-name-complex="Helvetica" fo:color="#333333" fo:font-size="10pt" style:font-size-asian="10pt" style:font-size-complex="10pt" fo:language="en" fo:country="US" style:language-asian="ru" style:country-asian="RU"/>
    </style:style>
    <style:style style:name="P108" style:parent-style-name="Обычный" style:family="paragraph">
      <style:text-properties fo:language="en" fo:country="US"/>
    </style:style>
  </office:automatic-styles>
  <office:body>
    <office:text text:use-soft-page-breaks="true">
      <text:p text:style-name="P1">Домашнее задание по Hive</text:p>
      <text:p text:style-name="P2"> </text:p>
      <text:p text:style-name="P3"><text:span text:style-name="T4">DEADLINE: 18.12.2016, 23:59</text:span></text:p>
      <text:p text:style-name="P5"><text:span text:style-name="T6">Исходные данные</text:span></text:p>
      <text:p text:style-name="P7"><text:span text:style-name="T8">Исходные данные находятся в HDFS по адресу</text:span><text:span text:style-name="T9"> </text:span><text:span text:style-name="T10">/data/user_logs/</text:span><text:span text:style-name="T11">. Они состоят из трёх частей, каждая из которых находится в своей поддиректории. Данные в каждой части отличаются количеством и типом колонок, разделенных знаками табуляции (‘\t’) или пробелами.</text:span></text:p>
      <text:list text:style-name="LFO1" text:continue-numbering="true">
        <text:list-item>
          <text:p text:style-name="P12">Логи запросов пользователей к новостным сообщениям (user_logs).</text:p>
        </text:list-item>
      </text:list>
      <text:p text:style-name="P13">1. Ip-адрес, с которого пришел запрос (STRING),</text:p>
      <text:p text:style-name="P14">2. Время запроса (TIMESTAMP),</text:p>
      <text:p text:style-name="P15">3. Пришедший с ip-адреса http-запрос (INT),</text:p>
      <text:p text:style-name="P16">4. Размер переданной клиенту страницы (INT),</text:p>
      <text:p text:style-name="P17">5. Http-статус код (INT).</text:p>
      <text:p text:style-name="P18">6. Информация о клиентском приложении, с которого осуществлялся запрос на сервер, в том числе, информация о браузере (STRING).</text:p>
      <text:p text:style-name="P19"><text:span text:style-name="T20">Важно:</text:span><text:span text:style-name="T21"> </text:span><text:span text:style-name="T22">информация о браузере содержится в начале 6-ого поля лога (символы с нулевой позиции до позиции первого пробельного символа), содержание оставшейся части строки не определяет браузер пользователя.</text:span></text:p>
      <text:list text:style-name="LFO2" text:continue-numbering="true">
        <text:list-item>
          <text:p text:style-name="P23">Информация о пользователях (user_data).</text:p>
        </text:list-item>
      </text:list>
      <text:p text:style-name="P24">1. IP-адрес (STRING),</text:p>
      <text:p text:style-name="P25">2. Браузер пользователя (STRING),</text:p>
      <text:p text:style-name="P26"><text:span text:style-name="T27">3.<text:s/></text:span><text:span text:style-name="T28">Пол</text:span><text:span text:style-name="T29"><text:s/>(STRING) //male, female,</text:span></text:p>
      <text:p text:style-name="P30"><text:span text:style-name="T31">4.<text:s/></text:span><text:span text:style-name="T32">Возраст</text:span><text:span text:style-name="T33"><text:s/>(INT).</text:span></text:p>
      <text:list text:style-name="LFO2" text:continue-numbering="true">
        <text:list-item>
          <text:p text:style-name="P34">Информация о местонахождении IP адресов пользователей (ip_data).</text:p>
        </text:list-item>
      </text:list>
      <text:p text:style-name="P35"><text:span text:style-name="T36"> </text:span><text:span text:style-name="T37">1. IP-</text:span><text:span text:style-name="T38">адрес</text:span><text:span text:style-name="T39"><text:s/>(STRING),</text:span></text:p>
      <text:p text:style-name="P40"><text:span text:style-name="T41"> 2.<text:s/></text:span><text:span text:style-name="T42">Регион</text:span><text:span text:style-name="T43"><text:s/>(STRING).</text:span></text:p>
      <text:p text:style-name="P44">Для каждой поддиректории созданы соответствующие директории с семплами, они имеют суффикс “_S”.</text:p>
      <text:p text:style-name="P45"><text:span text:style-name="T46">Создание таблиц</text:span></text:p>
      <text:p text:style-name="P47">Как было рассказано на лекциях в hive существуют два типа таблиц managed и external. По умолчанию создается managed таблица. Если вы создаете управляемую таблицу, значит вы можете удалять и модифицировать прямо те данные, по которым была создана таблица, и это означает, что вам нужны права на запись в директорию с данными. Прав на изменение исходных данных у вас нет, поэтому вам необходимо создавать external таблицы.</text:p>
      <text:p text:style-name="P48">Basic Level (1,5 балла)</text:p>
      <text:p text:style-name="P49"><text:span text:style-name="T50">Задача 1. </text:span><text:span text:style-name="T51">(одинаковая для всех вариантов). Создайте внешние (EXTERNAL) таблицы по исходным данным. В результате будет три таблицы: логи пользователей, данные ip адресов, данные пользователей. Требуется, чтобы сериализация и десериализация данных осуществлялась с использованием регулярных выражений (см. org.apache.hadoop.hive.contrib.serde2.RegexSerDe, org.apache.hadoop.hive.serde2.RegexSerDe). Проверить правильность создания таблиц с помощью простейших запросов (SELECT * FROM &lt;table&gt; LIMIT 10).</text:span></text:p>
      <text:p text:style-name="P52"><text:span text:style-name="T53">Задача 2.1.</text:span><text:span text:style-name="T54"> </text:span><text:span text:style-name="T55">Напишите запрос, выбирающий количество посещений для каждого дня. Полученные результаты отсортировать.</text:span></text:p>
      <text:p text:style-name="P56"><text:span text:style-name="T57">Задача 3.1.</text:span><text:span text:style-name="T58"> </text:span><text:span text:style-name="T59">Выберите регионы, в которых количество посещений выше среднего количества посещений по всем регионам.</text:span></text:p>
      <text:p text:style-name="P60"><text:span text:style-name="T61">Задача 4.1.</text:span><text:span text:style-name="T62"> </text:span><text:span text:style-name="T63">Напишите запрос, выбирающий количество посещений от мужчин и от женщин по регионам.</text:span></text:p>
      <text:p text:style-name="P64"><text:span text:style-name="T65">Задача 5.1.</text:span><text:span text:style-name="T66"> </text:span><text:span text:style-name="T67">Создать UDF «перевертыш». Функция принимает строку и возвращает данную строку записанную в обратном порядке. Подключите данную функцию к hive и выполните выборку «перевертышей» для ip адресов.</text:span></text:p>
      <text:p text:style-name="P68"><text:span text:style-name="T69">Задача 6.1.</text:span><text:span text:style-name="T70"> </text:span><text:span text:style-name="T71">Представьте ситуацию, что все новостные сайты переехали в домен .com. Вас попросили создать представление, в котором логи пользователей будут указывать не на старые домены, а на новые. Например, новостная ссылка</text:span><text:span text:style-name="T72"> </text:span><text:span text:style-name="T73">http://news.rambler.ru/8744806</text:span><text:span text:style-name="T74"> </text:span><text:span text:style-name="T75">теперь должна выглядеть в ваших запросах как http://news.rambler.com/8744806. Для создания такого представления используйте стриминг в hive-sql запросе. (Рекомендуется обратить внимание на команды в awk и sed).</text:span></text:p>
      <text:p text:style-name="P76">Advanced level (1 балл)</text:p>
      <text:p text:style-name="P77"><text:span text:style-name="T78">Можно выбрать любую 1 задачу.</text:span></text:p>
      <text:p text:style-name="P79"><text:span text:style-name="T80">Задача 1.</text:span><text:span text:style-name="T81"> </text:span><text:span text:style-name="T82">Создайте таблицу для хранения логов (аналог таблицы для логов из Basic-1), партицированную по датам – одна партиция на каждый день. Проверьте её работоспособность запросах Basic-2, 3, 4.</text:span></text:p>
      <text:p text:style-name="P83"><text:span text:style-name="T84">Литература</text:span></text:p>
      <text:p text:style-name="P85"><text:span text:style-name="T86">1. Tom White. Hadoop: The Definitive Guide, 3rd edition. O’Reilly, 2012,<text:s/></text:span><text:span text:style-name="T87">глава</text:span><text:span text:style-name="T88"><text:s/>12.</text:span></text:p>
      <text:p text:style-name="P89">2. Edward Capriolo, Dean Wampler, Jason Rutherglen. Programming Hive. O’Railly, 2012.</text:p>
      <text:p text:style-name="P90"><text:span text:style-name="T91">(</text:span><text:span text:style-name="T92">обе</text:span><text:span text:style-name="T93"><text:s/></text:span><text:span text:style-name="T94">книги</text:span><text:span text:style-name="T95"><text:s/></text:span><text:span text:style-name="T96">можно</text:span><text:span text:style-name="T97"><text:s/></text:span><text:span text:style-name="T98">найти</text:span><text:span text:style-name="T99"><text:s/></text:span><text:span text:style-name="T100">в</text:span><text:span text:style-name="T101"><text:s/></text:span><text:span text:style-name="T102">разделе</text:span><text:span text:style-name="T103"><text:s/>Resources<text:s/></text:span><text:span text:style-name="T104">данного</text:span><text:span text:style-name="T105"><text:s/></text:span><text:span text:style-name="T106">курса</text:span><text:span text:style-name="T107">).</text:span></text:p>
      <text:p text:style-name="P1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inherit" svg:font-family="inheri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ru" style:country-asian="RU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ru" style:country-asian="RU"/>
    </style:style>
    <style:style style:name="Обычныйвеб" style:display-name="Обычный (веб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apple-converted-space" style:display-name="apple-converted-space" style:family="text" style:parent-style-name="Основнойшрифтабзаца"/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ртём Ломов</meta:initial-creator>
    <dc:creator>Артём Ломов</dc:creator>
    <meta:creation-date>2017-02-12T14:34:00Z</meta:creation-date>
    <dc:date>2017-02-12T14:35:00Z</dc:date>
    <meta:template xlink:href="Normal.dotm" xlink:type="simple"/>
    <meta:editing-cycles>2</meta:editing-cycles>
    <meta:editing-duration>PT60S</meta:editing-duration>
    <meta:document-statistic meta:page-count="1" meta:paragraph-count="7" meta:word-count="554" meta:character-count="3705" meta:row-count="26" meta:non-whitespace-character-count="3158"/>
  </office:meta>
</office:document-meta>
</file>